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style:font-name-complex="Calibri" fo:font-size="14pt" style:font-size-asian="14pt"/>
    </style:style>
    <style:style style:name="P2" style:parent-style-name="Paragrafoelenco" style:list-style-name="LFO1" style:family="paragraph">
      <style:text-properties style:font-name-complex="Calibri" fo:color="#FF0000" fo:font-size="14pt" style:font-size-asian="14pt" fo:language="en" fo:country="GB"/>
    </style:style>
    <style:style style:name="P3" style:parent-style-name="Paragrafoelenco" style:list-style-name="LFO1" style:family="paragraph">
      <style:text-properties style:font-name-complex="Calibri" fo:color="#FF0000" fo:font-size="14pt" style:font-size-asian="14pt" fo:language="en" fo:country="GB"/>
    </style:style>
    <style:style style:name="P4" style:parent-style-name="Paragrafoelenco" style:list-style-name="LFO1" style:family="paragraph">
      <style:text-properties style:font-name-complex="Calibri" fo:color="#FF0000" fo:font-size="14pt" style:font-size-asian="14pt" fo:language="en" fo:country="GB"/>
    </style:style>
    <style:style style:name="P5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6" style:parent-style-name="Paragrafoelenco" style:list-style-name="LFO1" style:family="paragraph"/>
    <style:style style:name="T7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T8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T9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P10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1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2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3" style:parent-style-name="Paragrafoelenco" style:list-style-name="LFO1" style:family="paragraph">
      <style:text-properties style:font-name-complex="Calibri" fo:color="#FF0000" fo:font-size="14pt" style:font-size-asian="14pt" fo:language="en" fo:country="GB"/>
    </style:style>
    <style:style style:name="P14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5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6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7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8" style:parent-style-name="Normale" style:family="paragraph">
      <style:text-properties style:font-name-complex="Calibri" fo:font-size="14pt" style:font-size-asian="14pt" fo:language="en" fo:country="GB"/>
    </style:style>
    <style:style style:name="P19" style:parent-style-name="Normale" style:family="paragraph">
      <style:text-properties style:font-name-complex="Calibri" fo:font-size="14pt" style:font-size-asian="14pt" fo:language="en" fo:country="GB"/>
    </style:style>
    <style:style style:name="P20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21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22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23" style:parent-style-name="Paragrafoelenco" style:list-style-name="LFO2" style:family="paragraph">
      <style:text-properties style:font-name-complex="Calibri" fo:color="#FF0000" fo:font-size="14pt" style:font-size-asian="14pt" fo:language="en" fo:country="GB"/>
    </style:style>
    <style:style style:name="P24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25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26" style:parent-style-name="Paragrafoelenco" style:list-style-name="LFO2" style:family="paragraph"/>
    <style:style style:name="T27" style:parent-style-name="Car.predefinitoparagrafo" style:family="text">
      <style:text-properties style:font-name-complex="Calibri" fo:font-size="14pt" style:font-size-asian="14pt" fo:language="en" fo:country="GB"/>
    </style:style>
    <style:style style:name="T28" style:parent-style-name="Car.predefinitoparagrafo" style:family="text">
      <style:text-properties style:font-name-complex="Calibri" fo:font-size="14pt" style:font-size-asian="14pt" fo:language="en" fo:country="GB"/>
    </style:style>
    <style:style style:name="T29" style:parent-style-name="Car.predefinitoparagrafo" style:family="text">
      <style:text-properties style:font-name-complex="Calibri" fo:font-size="14pt" style:font-size-asian="14pt" fo:language="en" fo:country="GB"/>
    </style:style>
    <style:style style:name="T30" style:parent-style-name="Car.predefinitoparagrafo" style:family="text">
      <style:text-properties style:font-name-complex="Calibri" fo:font-size="14pt" style:font-size-asian="14pt" fo:language="en" fo:country="GB"/>
    </style:style>
    <style:style style:name="T31" style:parent-style-name="Car.predefinitoparagrafo" style:family="text">
      <style:text-properties style:font-name-complex="Calibri" fo:font-size="14pt" style:font-size-asian="14pt" fo:language="en" fo:country="GB"/>
    </style:style>
    <style:style style:name="T32" style:parent-style-name="Car.predefinitoparagrafo" style:family="text">
      <style:text-properties style:font-name-complex="Calibri" fo:font-size="14pt" style:font-size-asian="14pt" fo:language="en" fo:country="GB"/>
    </style:style>
    <style:style style:name="P33" style:parent-style-name="Normale" style:family="paragraph">
      <style:text-properties style:font-name-complex="Calibri" fo:font-size="14pt" style:font-size-asian="14pt" fo:language="en" fo:country="GB"/>
    </style:style>
    <style:style style:name="P34" style:parent-style-name="Normale" style:family="paragraph">
      <style:text-properties style:font-name-complex="Calibri" fo:font-size="14pt" style:font-size-asian="14pt" fo:language="en" fo:country="GB"/>
    </style:style>
    <style:style style:name="P35" style:parent-style-name="Normale" style:family="paragraph">
      <style:text-properties style:font-name-complex="Calibri" fo:font-size="14pt" style:font-size-asian="14pt" fo:language="en" fo:country="GB"/>
    </style:style>
    <style:style style:name="P36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37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38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39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0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41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2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43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4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45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6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7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48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9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50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51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52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53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54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55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56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57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58" style:parent-style-name="Paragrafoelenco" style:list-style-name="LFO4" style:family="paragraph"/>
    <style:style style:name="T59" style:parent-style-name="Car.predefinitoparagrafo" style:family="text">
      <style:text-properties style:font-name-complex="Calibri" fo:font-size="14pt" style:font-size-asian="14pt" fo:language="en" fo:country="GB"/>
    </style:style>
    <style:style style:name="T60" style:parent-style-name="Car.predefinitoparagrafo" style:family="text">
      <style:text-properties style:font-name-complex="Calibri" fo:font-size="14pt" style:font-size-asian="14pt" fo:language="en" fo:country="GB"/>
    </style:style>
    <style:style style:name="T61" style:parent-style-name="Car.predefinitoparagrafo" style:family="text">
      <style:text-properties style:font-name-complex="Calibri" fo:font-size="14pt" style:font-size-asian="14pt" fo:language="en" fo:country="GB"/>
    </style:style>
    <style:style style:name="T62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T63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T64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P65" style:parent-style-name="Paragrafoelenco" style:list-style-name="LFO4" style:family="paragraph"/>
    <style:style style:name="T66" style:parent-style-name="Car.predefinitoparagrafo" style:family="text">
      <style:text-properties style:font-name-complex="Calibri" fo:font-size="14pt" style:font-size-asian="14pt" fo:language="en" fo:country="GB"/>
    </style:style>
    <style:style style:name="T67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P68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69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70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71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72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73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74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75" style:parent-style-name="Normale" style:family="paragraph">
      <style:text-properties style:font-name-complex="Calibri" fo:font-size="14pt" style:font-size-asian="14pt" fo:language="en" fo:country="GB"/>
    </style:style>
    <style:style style:name="P76" style:parent-style-name="Normale" style:family="paragraph">
      <style:text-properties style:font-name-complex="Calibri" fo:font-size="14pt" style:font-size-asian="14pt" fo:language="en" fo:country="GB"/>
    </style:style>
    <style:style style:name="T77" style:parent-style-name="Car.predefinitoparagrafo" style:family="text">
      <style:text-properties style:font-name-complex="Calibri" fo:font-size="14pt" style:font-size-asian="14pt" fo:language="en" fo:country="GB"/>
    </style:style>
    <style:style style:name="T78" style:parent-style-name="Car.predefinitoparagrafo" style:family="text">
      <style:text-properties style:font-name-asian="Wingdings" style:font-name-complex="Calibri" fo:font-size="14pt" style:font-size-asian="14pt" fo:language="en" fo:country="GB"/>
    </style:style>
    <style:style style:name="T79" style:parent-style-name="Car.predefinitoparagrafo" style:family="text">
      <style:text-properties style:font-name-complex="Calibri" fo:font-size="14pt" style:font-size-asian="14pt" fo:language="en" fo:country="GB"/>
    </style:style>
    <style:style style:name="T80" style:parent-style-name="Car.predefinitoparagrafo" style:family="text">
      <style:text-properties style:font-name-complex="Calibri" fo:font-size="14pt" style:font-size-asian="14pt"/>
    </style:style>
    <style:style style:name="T81" style:parent-style-name="Car.predefinitoparagrafo" style:family="text">
      <style:text-properties style:font-name-asian="Wingdings" style:font-name-complex="Calibri" fo:font-size="14pt" style:font-size-asian="14pt" fo:language="en" fo:country="GB"/>
    </style:style>
    <style:style style:name="T82" style:parent-style-name="Car.predefinitoparagrafo" style:family="text">
      <style:text-properties style:font-name-complex="Calibri" fo:font-size="14pt" style:font-size-asian="14pt"/>
    </style:style>
    <style:style style:name="P83" style:parent-style-name="Normale" style:family="paragraph">
      <style:text-properties style:font-name-complex="Calibri" fo:font-size="14pt" style:font-size-asian="14pt"/>
    </style:style>
    <style:style style:name="P84" style:parent-style-name="Normale" style:family="paragraph">
      <style:text-properties style:font-name-complex="Calibri" fo:font-size="14pt" style:font-size-asian="14pt"/>
    </style:style>
    <style:style style:name="T85" style:parent-style-name="Car.predefinitoparagrafo" style:family="text">
      <style:text-properties style:font-name-complex="Calibri" fo:font-size="14pt" style:font-size-asian="14pt"/>
    </style:style>
  </office:automatic-styles>
  <office:body>
    <office:text text:use-soft-page-breaks="true">
      <text:p text:style-name="P1">GOALS</text:p>
      <text:list text:style-name="LFO1" text:continue-numbering="true">
        <text:list-item>
          <text:p text:style-name="P2">Allow individuals to become registered users of Data4Help</text:p>
        </text:list-item>
        <text:list-item>
          <text:p text:style-name="P3">Allow users to sign up for AutomatedSOS service</text:p>
        </text:list-item>
        <text:list-item>
          <text:p text:style-name="P4">Provide the registration to third parties who want access to users’ data</text:p>
        </text:list-item>
        <text:list-item>
          <text:p text:style-name="P5">Give third parties access to users’ data</text:p>
          <text:list text:continue-numbering="true">
            <text:list-item>
              <text:p text:style-name="P6"><text:span text:style-name="T7">Give</text:span><text:span text:style-name="T8"><text:s/>third parties</text:span><text:span text:style-name="T9"><text:s/>access to data of a specific user</text:span></text:p>
            </text:list-item>
            <text:list-item>
              <text:p text:style-name="P10">Give access to anonymized data of group only if the number of individuals whose data satisfy the request is higher than 1000</text:p>
            </text:list-item>
          </text:list>
        </text:list-item>
        <text:list-item>
          <text:p text:style-name="P11">Allow users to accept or refuse the requests from third-parties to access their own data and their location</text:p>
        </text:list-item>
        <text:list-item>
          <text:p text:style-name="P12">Allow third parties to subscribe to new data and to receive them as soon they are produced</text:p>
        </text:list-item>
        <text:list-item>
          <text:p text:style-name="P13">Allow customers to insert or update their own personal data and information about their body measurements (e.g. weight, height, ecc.)</text:p>
        </text:list-item>
        <text:list-item>
          <text:p text:style-name="P14">If some parameters of health status are below certain threshold, send an ambulance to the user location, with a reaction time less than 5 seconds</text:p>
        </text:list-item>
        <text:list-item>
          <text:p text:style-name="P15">Allow users to keep track of their health status at any time</text:p>
        </text:list-item>
        <text:list-item>
          <text:p text:style-name="P16">Allow users to withdraw the authorisation to third parties to access their data<text:s/></text:p>
        </text:list-item>
        <text:list-item>
          <text:p text:style-name="P17">Allow users to change his own associated device without any data loss</text:p>
        </text:list-item>
      </text:list>
      <text:p text:style-name="P18"/>
      <text:p text:style-name="P19">DOMAIN ASSUMPTION</text:p>
      <text:list text:style-name="LFO2" text:continue-numbering="true">
        <text:list-item>
          <text:p text:style-name="P20">Accurate individuals’ locations are known by GPS</text:p>
        </text:list-item>
        <text:list-item>
          <text:p text:style-name="P21">Data gathered from devices are correctly measured<text:s/></text:p>
        </text:list-item>
        <text:list-item>
          <text:p text:style-name="P22">Data provided by the users are assumed<text:s/>to be correct</text:p>
        </text:list-item>
        <text:list-item>
          <text:p text:style-name="P23">The device where TrackMe is running on can provide at least the essential data about health status: heart rate, body temperature, blood pressure and respiratory rate.</text:p>
        </text:list-item>
        <text:list-item>
          <text:p text:style-name="P24">Only Data4Help users can have access to AutomatedSOS service</text:p>
        </text:list-item>
        <text:list-item>
          <text:p text:style-name="P25">At the same time there will be one and only one associated device to each user</text:p>
        </text:list-item>
        <text:list-item>
          <text:p text:style-name="P26"><text:span text:style-name="T27">The ambulance service<text:s/></text:span><text:span text:style-name="T28">entirely </text:span><text:a xlink:href="http://context.reverso.net/traduzione/inglese-italiano/cover" office:target-frame-name="_top" xlink:show="replace"><text:span text:style-name="T29">cover</text:span></text:a><text:span text:style-name="T30"> the<text:s/></text:span><text:a xlink:href="http://context.reverso.net/traduzione/inglese-italiano/area" office:target-frame-name="_top" xlink:show="replace"><text:span text:style-name="T31">area</text:span></text:a><text:span text:style-name="T32"><text:s/>where there are AutomatedSOS users</text:span></text:p>
        </text:list-item>
      </text:list>
      <text:p text:style-name="P33"/>
      <text:p text:style-name="P34"/>
      <text:p text:style-name="P35">REQUIREMENTS</text:p>
      <text:list text:style-name="LFO3" text:continue-numbering="true">
        <text:list-item>
          <text:p text:style-name="P36">G1: Allow individuals to become registered users of Data4Help</text:p>
        </text:list-item>
      </text:list>
      <text:list text:style-name="LFO4" text:continue-numbering="true">
        <text:list-item>
          <text:p text:style-name="P37">The user can create an account for the usage of Data4Help, by selecting a username and a password.</text:p>
        </text:list-item>
        <text:list-item>
          <text:p text:style-name="P38">The users have to agree that TrackMe acquires their data</text:p>
        </text:list-item>
        <text:list-item>
          <text:p text:style-name="P39">The usernames used in the system are<text:s/>unique to every user</text:p>
        </text:list-item>
      </text:list>
      <text:list text:style-name="LFO3" text:continue-numbering="true">
        <text:list-item>
          <text:p text:style-name="P40">Allow users to sign up for AutomatedSOS service</text:p>
        </text:list-item>
      </text:list>
      <text:list text:style-name="LFO4" text:continue-numbering="true">
        <text:list-item>
          <text:p text:style-name="P41">The user can use AutomatedSOS service, accessing with the same account credential of Data4Help</text:p>
        </text:list-item>
      </text:list>
      <text:list text:style-name="LFO3" text:continue-numbering="true">
        <text:list-item>
          <text:p text:style-name="P42">Provide the registration to third parties who want access to users’ data</text:p>
        </text:list-item>
      </text:list>
      <text:list text:style-name="LFO4" text:continue-numbering="true">
        <text:list-item>
          <text:p text:style-name="P43">Third parties can<text:s/>create an account for monitoring data, by selecting a username and a password</text:p>
        </text:list-item>
      </text:list>
      <text:list text:style-name="LFO3" text:continue-numbering="true">
        <text:list-item>
          <text:p text:style-name="P44">Give<text:s/>third parties<text:s/>access to data of a specific user</text:p>
        </text:list-item>
      </text:list>
      <text:list text:style-name="LFO4" text:continue-numbering="true">
        <text:list-item>
          <text:p text:style-name="P45">The system must check if the user has<text:s/>authorized the third party to get access to his data</text:p>
        </text:list-item>
        <text:list-item>
          <text:p text:style-name="P46">The system must notify third party if the user has accepted the request or not</text:p>
        </text:list-item>
      </text:list>
      <text:list text:style-name="LFO3" text:continue-numbering="true">
        <text:list-item>
          <text:p text:style-name="P47">Give access to anonymized data of group only if the number of individuals whose data satisfy the request is higher than 1000</text:p>
        </text:list-item>
      </text:list>
      <text:list text:style-name="LFO4" text:continue-numbering="true">
        <text:list-item>
          <text:p text:style-name="P48">The system must check that the number<text:s/>of individuals whose data satisfy the request is higher than 1000</text:p>
        </text:list-item>
        <text:list-item>
          <text:p text:style-name="P49">The system must notify third party if the request has not been approved</text:p>
        </text:list-item>
      </text:list>
      <text:list text:style-name="LFO3" text:continue-numbering="true">
        <text:list-item>
          <text:p text:style-name="P50">Allow users to accept or refuse the requests from third-parties to access their own data and their location</text:p>
        </text:list-item>
      </text:list>
      <text:list text:style-name="LFO4" text:continue-numbering="true">
        <text:list-item>
          <text:p text:style-name="P51">The system must send the request<text:s/>to a specific user<text:s/>from<text:s/>a third party that want access<text:s/>to his individual data</text:p>
        </text:list-item>
      </text:list>
      <text:soft-page-break/>
      <text:list text:style-name="LFO3" text:continue-numbering="true">
        <text:list-item>
          <text:p text:style-name="P52">Allow third parties to subscribe to new data and to receive them as soon they are produced</text:p>
        </text:list-item>
      </text:list>
      <text:list text:style-name="LFO4" text:continue-numbering="true">
        <text:list-item>
          <text:p text:style-name="P53"><text:s text:c="2"/>Every time new data are produced, the system must check if exist some third parties subscribed to them</text:p>
        </text:list-item>
        <text:list-item>
          <text:p text:style-name="P54"><text:s/>TrackMe system sends a request to third parties that have access rights to the required data to subscribe to new produced data<text:s/></text:p>
        </text:list-item>
      </text:list>
      <text:list text:style-name="LFO3" text:continue-numbering="true">
        <text:list-item>
          <text:p text:style-name="P55">Allow customers to insert personal data and information about their body measurements (e.g. weight, height, ecc.)</text:p>
        </text:list-item>
      </text:list>
      <text:list text:style-name="LFO4" text:continue-numbering="true">
        <text:list-item>
          <text:p text:style-name="P56">The system must provide a form to the users for inserting or updating data and personal information</text:p>
        </text:list-item>
      </text:list>
      <text:list text:style-name="LFO3" text:continue-numbering="true">
        <text:list-item>
          <text:p text:style-name="P57">If some<text:s/>specific<text:s/>parameters of health status are below certain threshold, send an ambulance to the user location, with a reaction time less than 5 seconds</text:p>
        </text:list-item>
      </text:list>
      <text:list text:style-name="LFO4" text:continue-numbering="true">
        <text:list-item>
          <text:p text:style-name="P58"><text:span text:style-name="T59">When devices monitor data below certain threshold, AutomatedSOS system must send<text:s/></text:span><text:span text:style-name="T60">the user’s<text:s/></text:span><text:span text:style-name="T61">health status information<text:s/></text:span><text:span text:style-name="T62">to the<text:s/></text:span><text:span text:style-name="T63">ambulance</text:span><text:span text:style-name="T64"><text:s/>service</text:span></text:p>
        </text:list-item>
        <text:list-item>
          <text:p text:style-name="P65"><text:span text:style-name="T66">When devices monitor data below certain threshold, AutomatedSOS system must send the localization acquired through GPS<text:s/></text:span><text:span text:style-name="T67">to the ambulance service</text:span></text:p>
        </text:list-item>
      </text:list>
      <text:list text:style-name="LFO3" text:continue-numbering="true">
        <text:list-item>
          <text:p text:style-name="P68">Allow users to keep track of their health status at any time</text:p>
        </text:list-item>
      </text:list>
      <text:list text:style-name="LFO4" text:continue-numbering="true">
        <text:list-item>
          <text:p text:style-name="P69">The system must provide a view where the users can see their own health status and the specific threshold values</text:p>
        </text:list-item>
      </text:list>
      <text:list text:style-name="LFO3" text:continue-numbering="true">
        <text:list-item>
          <text:p text:style-name="P70">Allow users to withdraw the authorisation to third parties to access their data<text:s/></text:p>
        </text:list-item>
      </text:list>
      <text:list text:style-name="LFO4" text:continue-numbering="true">
        <text:list-item>
          <text:p text:style-name="P71">If a user decides<text:s/>to withdraw the authorisation to a third party to access his own data, the system must notify this third party</text:p>
        </text:list-item>
        <text:list-item>
          <text:p text:style-name="P72">The system must unsubscribe the access to new data by the third parties whose access rights are revoked</text:p>
        </text:list-item>
      </text:list>
      <text:list text:style-name="LFO3" text:continue-numbering="true">
        <text:list-item>
          <text:p text:style-name="P73">Allow users to change his own associated<text:s/>device without any data loss</text:p>
        </text:list-item>
      </text:list>
      <text:list text:style-name="LFO4" text:continue-numbering="true">
        <text:list-item>
          <text:p text:style-name="P74">The system must disconnect the old associated device when the user access with a new device</text:p>
        </text:list-item>
      </text:list>
      <text:p text:style-name="P75">NOTE:<text:line-break/></text:p>
      <text:soft-page-break/>
      <text:p text:style-name="P76">Definire voci:</text:p>
      <text:p text:style-name="Normale"><text:span text:style-name="T77">User<text:s/></text:span><text:span text:style-name="T78"></text:span><text:span text:style-name="T79"><text:s/>private customer that have been registered user</text:span></text:p>
      <text:p text:style-name="Normale"><text:span text:style-name="T80">Individuals<text:s/></text:span><text:span text:style-name="T81"></text:span><text:span text:style-name="T82"><text:s/>utententi non ancora registrati<text:s/></text:span></text:p>
      <text:p text:style-name="P83">Third parties -&gt; compagnie</text:p>
      <text:p text:style-name="P84">Specific paramaters of healt status</text:p>
      <text:p text:style-name="Normale"><text:span text:style-name="T85">Ambulance servi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Urbano</meta:initial-creator>
    <dc:creator>Antonio Urbano</dc:creator>
    <meta:creation-date>2018-10-22T12:55:00Z</meta:creation-date>
    <dc:date>2018-11-02T17:33:00Z</dc:date>
    <meta:template xlink:href="Normal.dotm" xlink:type="simple"/>
    <meta:editing-cycles>20</meta:editing-cycles>
    <meta:editing-duration>PT22560S</meta:editing-duration>
    <meta:document-statistic meta:page-count="4" meta:paragraph-count="9" meta:word-count="744" meta:character-count="4981" meta:row-count="35" meta:non-whitespace-character-count="4246"/>
  </office:meta>
</office:document-meta>
</file>